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Gestão de Segurança da Informação: política de segurança da informação</text:p>
      <text:p text:style-name="Standard"/>
      <text:p text:style-name="Standard">Diante da utilização cada vez mais frequente de computadores em diversas empresas, as informações sensíveis, como dados de usuários, por exemplo, passaram a ser armazenadas em um local único pelas organizações, e o volume dessas informações cresce a cada dia. Assim, os riscos também sofreram um aumento considerável, principalmente devido à utilização remota dessas informações por meio da internet e de dispositivos móveis utilizados no acesso.</text:p>
      <text:p text:style-name="Standard"/>
      <text:p text:style-name="Standard">Recentemente, ocorreu um vazamento de dados por parte do Governo de SP, em que mais de 28 mil inscritos que estavam concorrendo ao apoio financeiro referente ao Programa de Incentivo à Cultura do Estado de São Paulo tiveram seus dados e até cópias de documentos vazados na internet.</text:p>
      <text:p text:style-name="Standard">Vamos Praticar</text:p>
      <text:p text:style-name="Standard"/>
      <text:p text:style-name="Standard">É preciso elaborar um relatório dissertativo em que constem: a análise sobre o órgão do Governo em que ocorreu o vazamento de dados e o tipo de vulnerabilidade que houve para esse vazamento ter acontecido, se existia uma política de segurança da informação implantada e se ela era seguida pelos funcionários.</text:p>
      <text:p text:style-name="Standard"/>
      <text:p text:style-name="Standard">Após estudo realizado, você conseguiu identificar se havia uma política de segurança da informação implantada e se os funcionários a seguiam? Quais foram as medidas tomadas após o ocorrido? Ao final, disponibilize seu trabalho no fórum da seção.</text:p>
      <text:p text:style-name="Standard">Referências</text:p>
      <text:p text:style-name="Standard"/>
      <text:p text:style-name="Standard">SILVA, R. R. da. Vazamento em servidor do governo de São Paulo expõe dados de 28 mil pessoa. Canaltech , out. 2019. Disponível em: https://canaltech.com.br/governo/vazamento-em-servidor-do-governo-de-sao-paulo-expoe-dados-de-28-mil-pessoas-153635/ . Acesso em: 28 nov. 2019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9T19:28:57.235074474</meta:creation-date>
    <dc:date>2022-04-19T19:40:29.958968982</dc:date>
    <meta:editing-duration>PT11M32S</meta:editing-duration>
    <meta:editing-cycles>4</meta:editing-cycles>
    <meta:generator>LibreOffice/7.2.6.2$Linux_X86_64 LibreOffice_project/20$Build-2</meta:generator>
    <meta:document-statistic meta:table-count="0" meta:image-count="0" meta:object-count="0" meta:page-count="1" meta:paragraph-count="8" meta:word-count="247" meta:character-count="1650" meta:non-whitespace-character-count="1411"/>
  </office:meta>
</office:document-meta>
</file>